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3401D28BFC3BEF1EE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f18" officeooo:paragraph-rsid="000be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Case Diagram Document</text:h>
      <text:p text:style-name="P1"><draw:frame draw:style-name="fr1" draw:name="Image1" text:anchor-type="char" svg:x="0.1161in" svg:y="0.1583in" svg:width="6.5311in" svg:height="9.3201in" draw:z-index="0"><draw:image xlink:href="Pictures/1000000100000247000003401D28BFC3BEF1EE4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2:00:28.011160663</meta:creation-date>
    <dc:date>2023-10-15T12:12:14.152801484</dc:date>
    <meta:editing-duration>PT1M36S</meta:editing-duration>
    <meta:editing-cycles>1</meta:editing-cycles>
    <meta:document-statistic meta:table-count="0" meta:image-count="1" meta:object-count="0" meta:page-count="2" meta:paragraph-count="1" meta:word-count="4" meta:character-count="25" meta:non-whitespace-character-count="22"/>
    <meta:generator>LibreOffice/7.3.7.2$Linux_X86_64 LibreOffice_project/30$Build-2</meta:generator>
  </office:meta>
</office:document-meta>
</file>